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95cm" fo:min-width="11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85cm" fo:min-width="2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5cm" fo:min-width="1.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95cm" fo:min-width="2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65cm" fo:min-width="3.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cm" svg:height="5.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3.1cm" svg:x="10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2.1cm" svg:x="11.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cm" svg:height="5.2cm" svg:x="1cm" svg:y="1cm">
          <text:p text:style-name="P2">Foy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495cm" svg:height="0.962cm" svg:x="5.3cm" svg:y="4cm">
          <draw:text-box>
            <text:p>Open Plan</text:p>
          </draw:text-box>
        </draw:frame>
        <draw:frame draw:style-name="gr6" draw:text-style-name="P4" draw:layer="layout" svg:width="2.614cm" svg:height="0.962cm" svg:x="10.5cm" svg:y="4.1cm">
          <draw:text-box>
            <text:p>Kitchen</text:p>
          </draw:text-box>
        </draw:frame>
        <draw:frame draw:style-name="gr7" draw:text-style-name="P4" draw:layer="layout" svg:width="1.979cm" svg:height="0.962cm" svg:x="11.5cm" svg:y="1.6cm">
          <draw:text-box>
            <text:p>Toilet</text:p>
          </draw:text-box>
        </draw:frame>
        <draw:custom-shape draw:style-name="gr8" draw:text-style-name="P5" draw:layer="layout" svg:width="0.2cm" svg:height="0.6cm" svg:x="9.9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cm" svg:height="0.6cm" svg:x="11.5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cm" svg:height="0.6cm" svg:x="4cm" svg:y="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cm" svg:height="0.6cm" svg:x="0.9cm" svg:y="3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7cm" svg:height="1.9cm" svg:x="4.1cm" svg:y="1cm">
          <text:p text:style-name="P2">Meeting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2cm" svg:height="0.6cm" svg:x="7.7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3cm" svg:height="0.725cm" svg:x="5.3cm" svg:y="5cm">
          <draw:text-box>
            <text:p text:style-name="P6"><text:span text:style-name="T1">840 m</text:span><text:span text:style-name="T2">3</text:span></text:p>
          </draw:text-box>
        </draw:frame>
        <draw:frame draw:style-name="gr11" draw:text-style-name="P7" draw:layer="layout" svg:width="1.7cm" svg:height="0.962cm" svg:x="4.9cm" svg:y="2.4cm">
          <draw:text-box>
            <text:p/>
          </draw:text-box>
        </draw:frame>
        <draw:frame draw:style-name="gr12" draw:text-style-name="P7" draw:layer="layout" svg:width="1.9cm" svg:height="0.825cm" svg:x="5cm" svg:y="2.2cm">
          <draw:text-box>
            <text:p text:style-name="P6"><text:span text:style-name="T1">75 m</text:span><text:span text:style-name="T2">3</text:span></text:p>
          </draw:text-box>
        </draw:frame>
        <draw:frame draw:style-name="gr13" draw:text-style-name="P7" draw:layer="layout" svg:width="1.72cm" svg:height="0.725cm" svg:x="11.7cm" svg:y="2.4cm">
          <draw:text-box>
            <text:p text:style-name="P6"><text:span text:style-name="T1">50 m</text:span><text:span text:style-name="T2">3</text:span></text:p>
          </draw:text-box>
        </draw:frame>
        <draw:frame draw:style-name="gr14" draw:text-style-name="P7" draw:layer="layout" svg:width="2.2cm" svg:height="0.9cm" svg:x="10.6cm" svg:y="5.1cm">
          <draw:text-box>
            <text:p text:style-name="P6"><text:span text:style-name="T1">150 m</text:span><text:span text:style-name="T2">3</text:span></text:p>
          </draw:text-box>
        </draw:frame>
        <draw:frame draw:style-name="gr15" draw:text-style-name="P7" draw:layer="layout" svg:width="2.2cm" svg:height="0.8cm" svg:x="1.5cm" svg:y="4.3cm">
          <draw:text-box>
            <text:p text:style-name="P6"><text:span text:style-name="T1">200 m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42cm" fo:page-height="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0:46:10.134256876</meta:creation-date>
    <dc:date>2022-04-13T19:17:19.047673461</dc:date>
    <meta:editing-duration>PT3H37M32S</meta:editing-duration>
    <meta:editing-cycles>6</meta:editing-cycles>
    <meta:generator>LibreOffice/6.4.7.2$Linux_X86_64 LibreOffice_project/40$Build-2</meta:generator>
    <meta:document-statistic meta:object-count="19"/>
  </office:meta>
</office:document-meta>
</file>